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150000001511498D96.png" manifest:media-type=""/>
  <manifest:file-entry manifest:full-path="Pictures/100002000000000100000001854E987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4618in" fo:margin-left="-0.1035in" table:align="left" style:writing-mode="lr-tb"/>
    </style:style>
    <style:style style:name="Table1.A" style:family="table-column">
      <style:table-column-properties style:column-width="5.4618in"/>
    </style:style>
    <style:style style:name="Table1.1" style:family="table-row">
      <style:table-row-properties fo:keep-together="auto"/>
    </style:style>
    <style:style style:name="Table1.A1" style:family="table-cell">
      <style:table-cell-properties style:vertical-align="top" fo:padding="0.0313in" fo:border="none" style:writing-mode="lr-tb"/>
    </style:style>
    <style:style style:name="P1" style:family="paragraph" style:parent-style-name="Standard">
      <style:text-properties style:font-name="Times New Roman" style:font-name-complex="Times New Roman" style:font-size-complex="12pt"/>
    </style:style>
    <style:style style:name="P2" style:family="paragraph" style:parent-style-name="Standard">
      <style:text-properties style:font-name="Times New Roman" fo:font-size="10pt" style:font-name-asian="Times New Roman" style:font-size-asian="10pt" style:font-name-complex="Times New Roman"/>
    </style:style>
    <style:style style:name="P3" style:family="paragraph" style:parent-style-name="Standard">
      <style:text-properties fo:color="#000000" style:font-name="Times New Roman" fo:font-weight="bold" style:font-weight-asian="bold" style:font-name-complex="Times New Roman" style:font-size-complex="12pt"/>
    </style:style>
    <style:style style:name="P4" style:family="paragraph" style:parent-style-name="Standard">
      <style:text-properties fo:color="#000000" style:font-name="Times New Roman" style:font-name-complex="Times New Roman" style:font-size-complex="12pt"/>
    </style:style>
    <style:style style:name="P5" style:family="paragraph" style:parent-style-name="Standard">
      <style:paragraph-properties>
        <style:tab-stops>
          <style:tab-stop style:position="6.4161in"/>
        </style:tab-stops>
      </style:paragraph-properties>
      <style:text-properties fo:color="#000000" style:font-name="Arial" fo:font-size="7pt" style:font-size-asian="7pt" style:font-name-complex="Arial" style:font-size-complex="7pt"/>
    </style:style>
    <style:style style:name="P6" style:family="paragraph" style:parent-style-name="Standard">
      <style:text-properties fo:color="#000000" style:font-name="Arial" fo:font-size="7pt" style:font-size-asian="7pt" style:font-name-complex="Arial" style:font-size-complex="7pt" text:display="none"/>
    </style:style>
    <style:style style:name="P7" style:family="paragraph" style:parent-style-name="Standard">
      <style:paragraph-properties fo:text-align="center" style:justify-single-word="false"/>
    </style:style>
    <style:style style:name="P8" style:family="paragraph" style:parent-style-name="Standard">
      <style:paragraph-properties fo:margin-left="0in" fo:margin-right="0.5in" fo:text-indent="0in" style:auto-text-indent="false"/>
    </style:style>
    <style:style style:name="P9" style:family="paragraph" style:parent-style-name="Standard">
      <style:paragraph-properties fo:margin-left="0in" fo:margin-right="0.5in" fo:text-indent="0in" style:auto-text-indent="false"/>
      <style:text-properties fo:color="#000000" style:font-name="Times New Roman" fo:font-size="14pt" style:font-size-asian="14pt" style:font-name-complex="Times New Roman" style:font-size-complex="14pt"/>
    </style:style>
    <style:style style:name="P10" style:family="paragraph" style:parent-style-name="Standard">
      <style:paragraph-properties fo:margin-left="0in" fo:margin-right="0.5in" fo:text-indent="0in" style:auto-text-indent="false"/>
      <style:text-properties fo:color="#000000" style:font-name="Times New Roman" fo:font-size="14pt" fo:font-weight="bold" style:font-size-asian="14pt" style:font-weight-asian="bold" style:font-name-complex="Times New Roman" style:font-size-complex="14pt"/>
    </style:style>
    <style:style style:name="P11" style:family="paragraph" style:parent-style-name="Standard">
      <style:paragraph-properties fo:margin-left="0in" fo:margin-right="0.5in" fo:text-indent="0in" style:auto-text-indent="false"/>
      <style:text-properties fo:color="#000000" style:font-name="Times New Roman" fo:font-weight="bold" style:font-weight-asian="bold" style:font-name-complex="Times New Roman" style:font-size-complex="12pt"/>
    </style:style>
    <style:style style:name="P12" style:family="paragraph" style:parent-style-name="Standard">
      <style:paragraph-properties fo:margin-left="0in" fo:margin-right="0.5in" fo:text-indent="0in" style:auto-text-indent="false"/>
      <style:text-properties fo:color="#000000" style:font-name="Times New Roman" fo:font-size="11pt" style:font-size-asian="11pt" style:font-name-complex="Times New Roman" style:font-size-complex="11pt"/>
    </style:style>
    <style:style style:name="P13" style:family="paragraph" style:parent-style-name="Standard">
      <style:paragraph-properties fo:margin-left="0in" fo:margin-right="0.5in" fo:text-indent="0in" style:auto-text-indent="false"/>
      <style:text-properties fo:color="#000000" style:font-name="Times New Roman" fo:font-size="11pt" style:font-name-asian="Times New Roman" style:font-size-asian="11pt" style:font-name-complex="Times New Roman" style:font-size-complex="11pt"/>
    </style:style>
    <style:style style:name="P14" style:family="paragraph" style:parent-style-name="Standard">
      <style:paragraph-properties fo:margin-left="0in" fo:margin-right="0.5in" fo:text-indent="0in" style:auto-text-indent="false"/>
      <style:text-properties fo:color="#000000" style:font-name="Times New Roman" style:font-name-complex="Times New Roman" style:font-size-complex="12pt"/>
    </style:style>
    <style:style style:name="P15" style:family="paragraph" style:parent-style-name="Standard">
      <style:paragraph-properties fo:margin-left="0in" fo:margin-right="0.5in" fo:text-indent="0in" style:auto-text-indent="false" fo:break-before="page"/>
      <style:text-properties fo:color="#000000" style:font-name="Times New Roman" style:text-underline-style="solid" style:text-underline-width="auto" style:text-underline-color="font-color" fo:font-weight="bold" style:font-weight-asian="bold" style:font-name-complex="Times New Roman" style:font-size-complex="12pt"/>
    </style:style>
    <style:style style:name="P16" style:family="paragraph" style:parent-style-name="Standard">
      <style:paragraph-properties fo:margin-left="0in" fo:margin-right="0in" fo:text-indent="0.5in" style:auto-text-indent="false"/>
      <style:text-properties style:font-name="Times New Roman" style:font-name-complex="Times New Roman" style:font-size-complex="12pt"/>
    </style:style>
    <style:style style:name="P17" style:family="paragraph" style:parent-style-name="Standard">
      <style:paragraph-properties fo:margin-left="0in" fo:margin-right="0in" fo:text-indent="0.5in" style:auto-text-indent="false"/>
      <style:text-properties fo:color="#000000" style:font-name="Times New Roman" style:font-name-complex="Times New Roman" style:font-size-complex="12pt"/>
    </style:style>
    <style:style style:name="P18" style:family="paragraph" style:parent-style-name="Standard">
      <style:paragraph-properties fo:margin-left="1.5in" fo:margin-right="0in" fo:text-indent="-1.5in" style:auto-text-indent="false"/>
    </style:style>
    <style:style style:name="P19" style:family="paragraph" style:parent-style-name="Standard">
      <style:paragraph-properties fo:margin-left="1.5in" fo:margin-right="0in" fo:text-indent="-1.5in" style:auto-text-indent="false"/>
      <style:text-properties fo:color="#000000" style:font-name="Times New Roman" style:font-name-complex="Times New Roman" style:font-size-complex="12pt"/>
    </style:style>
    <style:style style:name="P20" style:family="paragraph" style:parent-style-name="Standard">
      <style:paragraph-properties fo:margin-left="1.5in" fo:margin-right="0in" fo:text-indent="0.5in" style:auto-text-indent="false"/>
      <style:text-properties fo:color="#000000" style:font-name="Times New Roman" style:font-name-complex="Times New Roman" style:font-size-complex="12pt"/>
    </style:style>
    <style:style style:name="P21" style:family="paragraph" style:parent-style-name="Standard">
      <style:paragraph-properties fo:margin-left="1.5in" fo:margin-right="0.5in" fo:text-indent="0.5in" style:auto-text-indent="false"/>
      <style:text-properties fo:color="#000000" style:font-name="Times New Roman" style:font-name-complex="Times New Roman" style:font-size-complex="12pt"/>
    </style:style>
    <style:style style:name="P22" style:family="paragraph" style:parent-style-name="Standard">
      <style:paragraph-properties fo:margin-left="0.5in" fo:margin-right="0in" fo:text-indent="-0.5in" style:auto-text-indent="false"/>
    </style:style>
    <style:style style:name="P23" style:family="paragraph" style:parent-style-name="Standard">
      <style:paragraph-properties fo:margin-left="0.5in" fo:margin-right="0in" fo:text-indent="0in" style:auto-text-indent="false"/>
      <style:text-properties style:font-name="Times New Roman" style:font-name-complex="Times New Roman" style:font-size-complex="12pt"/>
    </style:style>
    <style:style style:name="P24" style:family="paragraph" style:parent-style-name="Standard">
      <style:paragraph-properties fo:margin-left="0.5in" fo:margin-right="0.5in" fo:text-indent="-0.5in" style:auto-text-indent="false"/>
    </style:style>
    <style:style style:name="P25" style:family="paragraph" style:parent-style-name="Standard" style:list-style-name="WW8Num8">
      <style:paragraph-properties fo:margin-top="0in" fo:margin-bottom="0in" style:contextual-spacing="false"/>
    </style:style>
    <style:style style:name="P26" style:family="paragraph" style:parent-style-name="Standard" style:list-style-name="WW8Num6">
      <style:paragraph-properties fo:margin-top="0in" fo:margin-bottom="0in" style:contextual-spacing="false"/>
    </style:style>
    <style:style style:name="P27" style:family="paragraph" style:parent-style-name="Standard" style:list-style-name="WW8Num8">
      <style:paragraph-properties fo:margin-top="0in" fo:margin-bottom="0.1945in" style:contextual-spacing="false"/>
    </style:style>
    <style:style style:name="P28" style:family="paragraph" style:parent-style-name="Standard" style:list-style-name="WW8Num6">
      <style:paragraph-properties fo:margin-top="0in" fo:margin-bottom="0.1945in" style:contextual-spacing="false"/>
    </style:style>
    <style:style style:name="P29" style:family="paragraph" style:parent-style-name="Heading_20_4">
      <style:paragraph-properties fo:margin-left="0in" fo:margin-right="0.5in" fo:text-indent="0in" style:auto-text-indent="false"/>
    </style:style>
    <style:style style:name="P30" style:family="paragraph" style:parent-style-name="Heading_20_4" style:master-page-name="Standard">
      <style:paragraph-properties fo:margin-left="0in" fo:margin-right="0.5in" fo:text-indent="0in" style:auto-text-indent="false" style:page-number="auto"/>
      <style:text-properties style:font-name="Times New Roman" fo:font-size="14pt" style:font-size-asian="14pt" style:font-name-complex="Times New Roman" style:font-size-complex="14pt"/>
    </style:style>
    <style:style style:name="P31" style:family="paragraph" style:parent-style-name="Normal_20__28_Web_29_">
      <style:text-properties fo:font-size="11pt" fo:font-weight="bold" style:font-size-asian="11pt" style:font-weight-asian="bold" style:font-size-complex="11pt"/>
    </style:style>
    <style:style style:name="P32" style:family="paragraph" style:parent-style-name="Normal_20__28_Web_29_">
      <style:paragraph-properties fo:break-before="page"/>
      <style:text-properties style:text-underline-style="solid" style:text-underline-width="auto" style:text-underline-color="font-color" fo:font-weight="bold" style:font-weight-asian="bold"/>
    </style:style>
    <style:style style:name="P33" style:family="paragraph" style:parent-style-name="Normal_20__28_Web_29_">
      <style:paragraph-properties fo:margin-left="0.5in" fo:margin-right="0in" fo:text-indent="0in" style:auto-text-indent="false"/>
    </style:style>
    <style:style style:name="P34" style:family="paragraph" style:parent-style-name="Normal_20__28_Web_29_">
      <style:paragraph-properties fo:margin-top="0.1945in" fo:margin-bottom="0in" style:contextual-spacing="false"/>
    </style:style>
    <style:style style:name="P35" style:family="paragraph" style:parent-style-name="Normal_20__28_Web_29_">
      <style:paragraph-properties fo:margin-top="0.1945in" fo:margin-bottom="0.1665in" style:contextual-spacing="false"/>
    </style:style>
    <style:style style:name="P36" style:family="paragraph">
      <style:paragraph-properties style:writing-mode="lr-tb"/>
    </style:style>
    <style:style style:name="T1" style:family="text">
      <style:text-properties style:font-name="Times New Roman" fo:font-size="14pt" style:font-size-asian="14pt" style:font-name-complex="Times New Roman" style:font-size-complex="14pt"/>
    </style:style>
    <style:style style:name="T2" style:family="text">
      <style:text-properties style:font-name="Times New Roman" style:font-name-complex="Times New Roman" style:font-size-complex="12pt"/>
    </style:style>
    <style:style style:name="T3" style:family="text">
      <style:text-properties style:font-name="Times New Roman" fo:font-size="10pt" style:font-name-asian="Times New Roman" style:font-size-asian="10pt" style:font-name-complex="Times New Roman"/>
    </style:style>
    <style:style style:name="T4" style:family="text">
      <style:text-properties fo:font-style="italic" style:font-style-asian="italic" style:font-style-complex="italic"/>
    </style:style>
    <style:style style:name="T5" style:family="text">
      <style:text-properties fo:color="#000000" style:font-name="Times New Roman" fo:font-weight="bold" style:font-weight-asian="bold" style:font-name-complex="Times New Roman" style:font-size-complex="12pt"/>
    </style:style>
    <style:style style:name="T6" style:family="text">
      <style:text-properties fo:color="#000000" style:font-name="Times New Roman" style:font-name-complex="Times New Roman" style:font-size-complex="12pt"/>
    </style:style>
    <style:style style:name="T7" style:family="text">
      <style:text-properties fo:color="#000000" style:font-name="Times New Roman" fo:font-size="11pt" style:font-size-asian="11pt" style:font-name-complex="Times New Roman" style:font-size-complex="11pt"/>
    </style:style>
    <style:style style:name="T8" style:family="text">
      <style:text-properties fo:color="#000000" style:font-name="Arial" fo:font-size="7pt" style:font-size-asian="7pt" style:font-name-complex="Arial" style:font-size-complex="7pt"/>
    </style:style>
    <style:style style:name="T9" style:family="text">
      <style:text-properties fo:font-size="11pt" fo:font-weight="bold" style:font-size-asian="11pt" style:font-weight-asian="bold" style:font-size-complex="11pt"/>
    </style:style>
    <style:style style:name="T10" style:family="text">
      <style:text-properties fo:font-size="11pt" style:font-size-asian="11pt"/>
    </style:style>
    <style:style style:name="T11" style:family="text">
      <style:text-properties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ff0000" fo:font-weight="bold" style:font-weight-asian="bold" style:font-weight-complex="bold"/>
    </style:style>
    <style:style style:name="T14" style:family="text">
      <style:text-properties fo:font-size="13.5pt" style:font-size-asian="13.5pt" style:font-size-complex="13.5pt"/>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solid" draw:fill-color="#aca899" draw:textarea-horizontal-align="left" draw:textarea-vertical-align="top" draw:auto-grow-height="false" fo:padding-top="0.0902in" fo:padding-bottom="0.0902in" fo:padding-left="0.1736in" fo:padding-right="0.1736in" fo:wrap-option="wrap" draw:shadow-color="#808080" fo:margin-left="0in" fo:margin-right="0in" style:run-through="foreground" style:vertical-pos="top" style:vertical-rel="baseli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4"/>
      <text:h text:style-name="P29" text:outline-level="4"><text:span text:style-name="T1">Module I: <text:s/>The Contexts of Learning (August 15 – September 6)</text:span></text:h>
      <text:p text:style-name="P9"/>
      <text:p text:style-name="Standard">Complete the <text:a xlink:type="simple" xlink:href="http://www.cals.ncsu.edu/agexed/aee523/paei.pdf"><text:span text:style-name="Internet_20_link"><text:span text:style-name="T4">Philosophy of Adult Education Inventory</text:span></text:span></text:a><text:span text:style-name="T4"> </text:span>(PAEI) by L. M. Zinn, prior to studying the following articles/links</text:p>
      <text:p text:style-name="P3"/>
      <text:p text:style-name="Standard"><text:span text:style-name="T6">Review “Important Questions”, located in “Course Documents”, as an advance organizer prior to Module I reading assignments</text:span></text:p>
      <text:p text:style-name="P4"/>
      <text:p text:style-name="P4">Read “other readings” for module I located in “Course Documents.</text:p>
      <text:p text:style-name="P4"/>
      <text:p text:style-name="Standard"><text:span text:style-name="T6">Complete Major Readings from texts<text:tab/></text:span></text:p>
      <text:p text:style-name="P4"/>
      <text:p text:style-name="P4">Merriam &amp; Caffarella:<text:tab/>Chapters 1-4; 15</text:p>
      <text:p text:style-name="Standard"><text:span text:style-name="T6">Wlodkowski:<text:tab/><text:tab/><text:tab/>Chapter 1</text:span></text:p>
      <text:p text:style-name="P4"/>
      <text:p text:style-name="P17"/>
      <text:p text:style-name="P18"><text:span text:style-name="T5">Assignments</text:span><text:span text:style-name="T6">:<text:tab/></text:span></text:p>
      <text:p text:style-name="P19"/>
      <text:p text:style-name="P18"><text:span text:style-name="T6">1. <text:s/>Development / Assessment, Part One due no later than <text:s/>September 6</text:span></text:p>
      <text:p text:style-name="Standard"><text:span text:style-name="T6">2. <text:s/>Critical Essay #1 due no later than September 6</text:span></text:p>
      <text:p text:style-name="Standard"><text:span text:style-name="T6">3. <text:s/>Participation in online discussion for this module due September 6</text:span></text:p>
      <text:p text:style-name="P4"/>
      <text:p text:style-name="Standard"><text:span text:style-name="T5">Class Meeting:</text:span><text:span text:style-name="T6"><text:tab/></text:span></text:p>
      <text:p text:style-name="P4"/>
      <text:p text:style-name="Standard"><text:span text:style-name="T6">August 16, 30 </text:span></text:p>
      <text:p text:style-name="P20"/>
      <text:p text:style-name="P21"/>
      <text:p text:style-name="P11"><text:line-break/></text:p>
      <text:p text:style-name="P32">Other assigned readings:</text:p>
      <text:p text:style-name="Normal_20__28_Web_29_"><text:a xlink:type="simple" xlink:href="http://www.ericdigests.org/pre-929/working.htm"><text:span text:style-name="Internet_20_link"><text:span text:style-name="T9">Guidelines for Working With Adult Learners</text:span></text:span></text:a></text:p>
      <text:p text:style-name="Normal_20__28_Web_29_"><text:a xlink:type="simple" xlink:href="http://archon.educ.kent.edu/~nebraska/curric/ttim1/aaal.html"><text:span text:style-name="Internet_20_link"><text:span text:style-name="T9">Assumptions About Adult Learners</text:span></text:span></text:a></text:p>
      <text:p text:style-name="Normal_20__28_Web_29_"><text:a xlink:type="simple" xlink:href="http://archon.educ.kent.edu/~nebraska/curric/ttim1/aaal.html"><text:span text:style-name="Internet_20_link"><text:span text:style-name="T9">30 Things We Know About Adult Learners</text:span></text:span></text:a></text:p>
      <text:p text:style-name="Standard"><text:a xlink:type="simple" xlink:href="http://www.rit.edu/~609www/ch/faculty/learner.htm"><text:span text:style-name="Internet_20_link"><text:span text:style-name="T3">Characteristics of Adult Learners with Teaching Implications</text:span></text:span></text:a></text:p>
      <text:p text:style-name="P31"/>
      <text:p text:style-name="Normal_20__28_Web_29_"><text:span text:style-name="T12">Selected Questions to Be Addressed During the Course</text:span> <text:span text:style-name="T4">(not inclusive!)</text:span></text:p>
      <text:p text:style-name="P33">What is an adult?</text:p>
      <text:p text:style-name="P33">What is the relationship between human development and adulthood?</text:p>
      <text:p text:style-name="P33">What are major characteristics of adult learners?</text:p>
      <text:p text:style-name="P33">Do all adults have the same characteristics as learners?</text:p>
      <text:p text:style-name="P33">How does adult learning differ from learning that occurs in childhood?</text:p>
      <text:p text:style-name="P33">Why do adults participate in learning activities? </text:p>
      <text:p text:style-name="P33">Why do adults decline to participate in learning activities?</text:p>
      <text:p text:style-name="P33">What is learning? </text:p>
      <text:p text:style-name="P33">How is adult education unique? </text:p>
      <text:p text:style-name="P33">Are adults self-directed learners?</text:p>
      <text:p text:style-name="P33">In what settings is adult education practiced?</text:p>
      <text:p text:style-name="P33">How can teachers of adults adapt instruction to be most effective?</text:p>
      <text:p text:style-name="P33">Are there different types of learning and knowing?</text:p>
      <text:p text:style-name="P33">How does attention affect learning?</text:p>
      <text:p text:style-name="P33">What role does each type of memory play in learning? </text:p>
      <text:p text:style-name="P33">How does stress positively and negatively impact adult learning?</text:p>
      <text:p text:style-name="P33">Does learning result in a change in behavior? </text:p>
      <text:p text:style-name="P33"><text:soft-page-break/>How do individual differences and preferences affect learning?</text:p>
      <text:p text:style-name="P33">Do adults have one style of learning or many?</text:p>
      <text:p text:style-name="P33">Do emotions play a role in learning?</text:p>
      <text:p text:style-name="P33">Do men and women learn differently?</text:p>
      <text:p text:style-name="P33">How does prior knowledge affect learning?</text:p>
      <text:p text:style-name="P33">How are experience and learning related? </text:p>
      <text:p text:style-name="P33">What are the social, racial, and cultural influences on learning?</text:p>
      <text:p text:style-name="P33">How do social roles affect learning?</text:p>
      <text:p text:style-name="P33">Does the ability to learn decrease with age? </text:p>
      <text:p text:style-name="P33">What is intelligence? </text:p>
      <text:p text:style-name="P33">How does intelligence impact learning?</text:p>
      <text:p text:style-name="P33">What is wisdom? </text:p>
      <text:p text:style-name="P33">How is wisdom attained?</text:p>
      <text:p text:style-name="P33">What constitutes a learning theory, and how does it differ from a philosophy? </text:p>
      <text:p text:style-name="P33">What is the difference between a theory of learning and a theory of instruction?</text:p>
      <text:p text:style-name="P33">How do theories have direct applicability to adult education practice?</text:p>
      <text:p text:style-name="P33">What are major ethical issues in adult education?</text:p>
      <text:p text:style-name="P33">How does one develop reflective practice in adult education?</text:p>
      <text:p text:style-name="P13"><text:s/></text:p>
      <text:p text:style-name="P15">Important concepts:</text:p>
      <text:p text:style-name="P14"/>
      <text:p text:style-name="P8"><text:span text:style-name="T6">Social contexts of the adult learner</text:span></text:p>
      <text:p text:style-name="P8"><text:span text:style-name="T6">Value of past learning experiences of students</text:span></text:p>
      <text:p text:style-name="P8"><text:span text:style-name="T6">Students’ needs for support and direction</text:span></text:p>
      <text:p text:style-name="P8"><text:span text:style-name="T6">Formal Settings and Nonformal Settings Defined</text:span></text:p>
      <text:p text:style-name="P14">Self Directed Study</text:p>
      <text:p text:style-name="P14">Role of Adult Educators</text:p>
      <text:p text:style-name="P14">How to Design Learning Opportunities</text:p>
      <text:p text:style-name="P14">The Learning Organization</text:p>
      <text:p text:style-name="P12"/>
      <text:p text:style-name="P12"/>
      <text:p text:style-name="Standard"><text:span text:style-name="T2">Reflective Questions:</text:span></text:p>
      <text:p text:style-name="P1"/>
      <text:p text:style-name="P22"><text:span text:style-name="T2">1.<text:tab/>We have learned in chapters 1-4 that adult education widens the gap between the haves and have-nots in society. </text:span></text:p>
      <text:p text:style-name="P1"/>
      <text:p text:style-name="P23">Explain your position on how you as an adult educator will work to overcome this reality in your practice as an adult educator. </text:p>
      <text:p text:style-name="P1"/>
      <text:p text:style-name="P23">Include details of how your recruitment program will address self selection that typically favors white, middle class, well educated participants. </text:p>
      <text:p text:style-name="P1"/>
      <text:p text:style-name="Standard"><text:span text:style-name="T2">2.<text:tab/>How will you and your programs serve the underserved and disenfranchised in society?</text:span></text:p>
      <text:p text:style-name="P1"/>
      <text:p text:style-name="P16">Directions: Develop your philosophy of adult education over the semester. </text:p>
      <text:p text:style-name="P1"/>
      <text:p text:style-name="P23">Step two: Revise your original statement into a 2-3 page document and present to the class. </text:p>
      <text:p text:style-name="P1"/>
      <text:p text:style-name="P24"><text:span text:style-name="T6">3.<text:tab/>How do you define adult learning? Include key influences and assumptions</text:span></text:p>
      <text:p text:style-name="P5"><draw:frame draw:style-name="fr1" draw:name="graphics1" text:anchor-type="as-char" svg:width="0.0835in" svg:height="0.0161in" draw:z-index="0"><draw:image xlink:href="Pictures/100002000000000100000001854E9878.png" xlink:type="simple" xlink:show="embed" xlink:actuate="onLoad"/></draw:frame></text:p>
      <text:p text:style-name="P6"/>
      <text:p text:style-name="P6"/>
      <text:p text:style-name="P2"/>
      <text:p text:style-name="P2"/>
      <text:p text:style-name="P2"/>
      <text:p text:style-name="P2">New Horizons in Adult Education: A Scholarly Electronic Journal</text:p>
      <text:p text:style-name="Standard"><text:a xlink:type="simple" xlink:href="http://www.nova.edu/~aed/newhorizons.html"><text:span text:style-name="Internet_20_link"><text:span text:style-name="T3">http://www.nova.edu/~aed/newhorizons.html</text:span></text:span></text:a></text:p>
      <text:p text:style-name="P2"/>
      <text:p text:style-name="P2">Journal of Maine Education</text:p>
      <text:p text:style-name="Standard"><text:a xlink:type="simple" xlink:href="http://www.maineascd.org/jme5.htm"><text:span text:style-name="Internet_20_link"><text:span text:style-name="T3">http://www.maineascd.org/jme5.htm</text:span></text:span></text:a></text:p>
      <text:p text:style-name="P2"/>
      <text:p text:style-name="P2">Psychology hall of Fame</text:p>
      <text:p text:style-name="Standard"><text:a xlink:type="simple" xlink:href="http://inst.santafe.cc.fl.us/~mwehr/PersonalityLibraryFamousPsychologists.html"><text:span text:style-name="Internet_20_link"><text:span text:style-name="T3">http://inst.santafe.cc.fl.us/~mwehr/PersonalityLibraryFamousPsychologists.html</text:span></text:span></text:a></text:p>
      <text:p text:style-name="P2"/>
      <table:table table:name="Table1" table:style-name="Table1">
        <table:table-column table:style-name="Table1.A"/>
        <table:table-row table:style-name="Table1.1">
          <table:table-cell table:style-name="Table1.A1" office:value-type="string">
            <text:p text:style-name="Standard"><draw:frame draw:style-name="fr1" draw:name="graphics2" text:anchor-type="as-char" svg:width="0.2189in" svg:height="0.2189in" draw:z-index="1"><draw:image xlink:href="Pictures/10000200000000150000001511498D96.png" xlink:type="simple" xlink:show="embed" xlink:actuate="onLoad"/></draw:frame>Determine your underlying beliefs about adult education. <text:line-break/><draw:frame draw:style-name="fr1" draw:name="graphics3" text:anchor-type="as-char" svg:width="0.2189in" svg:height="0.2189in" draw:z-index="2"><draw:image xlink:href="Pictures/10000200000000150000001511498D96.png" xlink:type="simple" xlink:show="embed" xlink:actuate="onLoad"/></draw:frame>Develop a working philosophy of adult education through study of the philosophical tenets found in: </text:p>
            <text:list xml:id="list8509048031171616030" text:style-name="WW8Num8">
              <text:list-item>
                <text:p text:style-name="P25">Liberalism (Classical or Traditional) </text:p>
              </text:list-item>
              <text:list-item>
                <text:p text:style-name="P25">Behaviorism </text:p>
              </text:list-item>
              <text:list-item>
                <text:p text:style-name="P25">Progressivism </text:p>
              </text:list-item>
              <text:list-item>
                <text:p text:style-name="P27"><text:soft-page-break/>Humanism </text:p>
              </text:list-item>
              <text:list-item>
                <text:p text:style-name="P25">Radicalism (Reconstructionism) </text:p>
              </text:list-item>
            </text:list>
          </table:table-cell>
        </table:table-row>
        <table:table-row table:style-name="Table1.1">
          <table:table-cell table:style-name="Table1.A1" office:value-type="string">
            <text:p text:style-name="Standard"><draw:frame draw:style-name="fr1" draw:name="graphics4" text:anchor-type="as-char" svg:width="0.2189in" svg:height="0.2189in" draw:z-index="3"><draw:image xlink:href="Pictures/10000200000000150000001511498D96.png" xlink:type="simple" xlink:show="embed" xlink:actuate="onLoad"/></draw:frame>Take the <text:a xlink:type="simple" xlink:href="http://www.cals.ncsu.edu/agexed/aee523/pretest2.htm"><text:span text:style-name="Internet_20_link">interactive pretest</text:span></text:a> to see how much you know about the philosophical foundations of adult education. <text:line-break/><draw:frame draw:style-name="fr1" draw:name="graphics5" text:anchor-type="as-char" svg:width="0.2189in" svg:height="0.2189in" draw:z-index="4"><draw:image xlink:href="Pictures/10000200000000150000001511498D96.png" xlink:type="simple" xlink:show="embed" xlink:actuate="onLoad"/></draw:frame>Complete the <text:a xlink:type="simple" xlink:href="http://www.cals.ncsu.edu/agexed/aee523/paei.pdf"><text:span text:style-name="Internet_20_link"><text:span text:style-name="T4">Philosophy of Adult Education Inventory</text:span></text:span></text:a><text:span text:style-name="T4"> </text:span>(PAEI) by L. M. Zinn, prior to studying the following articles/links. <text:line-break/><draw:frame draw:style-name="fr1" draw:name="graphics6" text:anchor-type="as-char" svg:width="0.2189in" svg:height="0.2189in" draw:z-index="5"><draw:image xlink:href="Pictures/10000200000000150000001511498D96.png" xlink:type="simple" xlink:show="embed" xlink:actuate="onLoad"/></draw:frame>Use the <text:a xlink:type="simple" xlink:href="http://www.cals.ncsu.edu/agexed/aee523/paeiscore.pdf"><text:span text:style-name="Internet_20_link">PAEI Score Sheet</text:span></text:a> to determine your preferred adult education philosophy. </text:p>
            <text:p text:style-name="Normal_20__28_Web_29_"><draw:frame draw:style-name="fr1" draw:name="graphics7" text:anchor-type="as-char" svg:width="0.2189in" svg:height="0.2189in" draw:z-index="6"><draw:image xlink:href="Pictures/10000200000000150000001511498D96.png" xlink:type="simple" xlink:show="embed" xlink:actuate="onLoad"/></draw:frame>Review Appendix A: A Philosophy for Adult Education (<text:a xlink:type="simple" xlink:href="http://www.cals.ncsu.edu/agexed/aee523/AppendixA.doc"><text:span text:style-name="Internet_20_link">Word</text:span></text:a> file, <text:a xlink:type="simple" xlink:href="http://www.cals.ncsu.edu/agexed/aee523/AppendixA.htm"><text:span text:style-name="Internet_20_link">Web</text:span></text:a> file) in <text:span text:style-name="T4">Effective Adult Learning </text:span>by Birkenholz. <text:line-break/><draw:frame draw:style-name="fr1" draw:name="graphics8" text:anchor-type="as-char" svg:width="0.2189in" svg:height="0.2189in" draw:z-index="7"><draw:image xlink:href="Pictures/10000200000000150000001511498D96.png" xlink:type="simple" xlink:show="embed" xlink:actuate="onLoad"/></draw:frame>Examine the background information for Zinn's PAEI in <text:a xlink:type="simple" xlink:href="http://www.cals.ncsu.edu/agexed/aee523/zinn.pdf"><text:span text:style-name="Internet_20_link"><text:span text:style-name="T4">Identifying Your Philosophical Orientation</text:span></text:span></text:a> found in <text:span text:style-name="T4">Adult Learning Methods</text:span> by Galbraith. <text:line-break/><draw:frame draw:style-name="fr1" draw:name="graphics9" text:anchor-type="as-char" svg:width="0.2189in" svg:height="0.2189in" draw:z-index="8"><draw:image xlink:href="Pictures/10000200000000150000001511498D96.png" xlink:type="simple" xlink:show="embed" xlink:actuate="onLoad"/></draw:frame>Study <text:a xlink:type="simple" xlink:href="http://scholar.lib.vt.edu/ejournals/JTS/Summer-Fall-1997/PDF/3-Spurgeon.pdf"><text:span text:style-name="Internet_20_link"><text:span text:style-name="T4">The Educational Philosophies of Training and Development Professors, Leaders, and Practitioners</text:span></text:span></text:a>. <text:line-break/><draw:frame draw:style-name="fr1" draw:name="graphics10" text:anchor-type="as-char" svg:width="0.2189in" svg:height="0.2189in" draw:z-index="9"><draw:image xlink:href="Pictures/10000200000000150000001511498D96.png" xlink:type="simple" xlink:show="embed" xlink:actuate="onLoad"/></draw:frame>Read Beder's <text:a xlink:type="simple" xlink:href="http://www.cals.ncsu.edu/agexed/aee523/beder.pdf"><text:span text:style-name="Internet_20_link"><text:span text:style-name="T4">Purposes and Philosophies of Adult Education</text:span></text:span></text:a><text:span text:style-name="T4"> (pp</text:span>. 37-50) in the <text:span text:style-name="T4">Handbook of Adult and Continuing Education</text:span> by Merriam &amp; Cunningham. <text:line-break/><draw:frame draw:style-name="fr1" draw:name="graphics11" text:anchor-type="as-char" svg:width="0.2189in" svg:height="0.2189in" draw:z-index="10"><draw:image xlink:href="Pictures/10000200000000150000001511498D96.png" xlink:type="simple" xlink:show="embed" xlink:actuate="onLoad"/></draw:frame>Read what Cafferella states about <text:a xlink:type="simple" xlink:href="http://www.cals.ncsu.edu/agexed/aee523/cafferella.pdf"><text:span text:style-name="Internet_20_link"><text:span text:style-name="T4">Identifying Personal Beliefs Related to Program Planning</text:span></text:span></text:a> (pp. 29-32) in <text:span text:style-name="T4">Planning Programs for Adult Learners</text:span>. <text:line-break/><draw:frame draw:style-name="fr1" draw:name="graphics12" text:anchor-type="as-char" svg:width="0.2189in" svg:height="0.2189in" draw:z-index="11"><draw:image xlink:href="Pictures/10000200000000150000001511498D96.png" xlink:type="simple" xlink:show="embed" xlink:actuate="onLoad"/></draw:frame>Compare the five major philosophies of adult education at <text:a xlink:type="simple" xlink:href="http://www.fsu.edu/%7Eadult-ed/jenny/philosophy.html"><text:span text:style-name="Internet_20_link">Philosophies of Adult Education</text:span></text:a>. <text:line-break/><draw:frame draw:style-name="fr1" draw:name="graphics13" text:anchor-type="as-char" svg:width="0.2189in" svg:height="0.2189in" draw:z-index="12"><draw:image xlink:href="Pictures/10000200000000150000001511498D96.png" xlink:type="simple" xlink:show="embed" xlink:actuate="onLoad"/></draw:frame>Developing a <text:a xlink:type="simple" xlink:href="http://tiger.coe.missouri.edu/%7Eray/PhilosophyAdultEducation.html"><text:span text:style-name="Internet_20_link">personal philosophy</text:span></text:a> is very important for vocational adult educators. <text:line-break/><draw:frame draw:style-name="fr1" draw:name="graphics14" text:anchor-type="as-char" svg:width="0.2189in" svg:height="0.2189in" draw:z-index="13"><draw:image xlink:href="Pictures/10000200000000150000001511498D96.png" xlink:type="simple" xlink:show="embed" xlink:actuate="onLoad"/></draw:frame>View the Power Point Presentation (<text:a xlink:type="simple" xlink:href="http://www.cals.ncsu.edu/agexed/aee523/Philosophy.ppt"><text:span text:style-name="Internet_20_link">download the slideshow</text:span></text:a>) on <text:a xlink:type="simple" xlink:href="http://www.cals.ncsu.edu/agexed/aee523/class2_pp/index.htm"><text:span text:style-name="Internet_20_link">Philosophical Foundations of Adult Education</text:span></text:a>.</text:p>
            <text:p text:style-name="P34"> </text:p>
          </table:table-cell>
        </table:table-row>
        <table:table-row table:style-name="Table1.1">
          <table:table-cell table:style-name="Table1.A1" office:value-type="string">
            <text:p text:style-name="Standard"><draw:frame draw:style-name="fr1" draw:name="graphics15" text:anchor-type="as-char" svg:width="0.2189in" svg:height="0.2189in" draw:z-index="14"><draw:image xlink:href="Pictures/10000200000000150000001511498D96.png" xlink:type="simple" xlink:show="embed" xlink:actuate="onLoad"/></draw:frame>E-mail a copy of your raw scale scores (L = ___, B = ___, P = ___, H = ___, R = ___) to  <text:a xlink:type="simple" xlink:href="mailto:gary.straquadine@usu.edu"><text:span text:style-name="Internet_20_link">Dr. Straquadine</text:span></text:a><text:line-break/><draw:frame draw:style-name="fr1" draw:name="graphics16" text:anchor-type="as-char" svg:width="0.2189in" svg:height="0.2189in" draw:z-index="15"><draw:image xlink:href="Pictures/10000200000000150000001511498D96.png" xlink:type="simple" xlink:show="embed" xlink:actuate="onLoad"/></draw:frame>Upon completion of the PAEI, answer the questions found in Worksheet 2 (<text:a xlink:type="simple" xlink:href="http://www.cals.ncsu.edu/agexed/aee523/worksheet2.doc"><text:span text:style-name="Internet_20_link">Word</text:span></text:a> file, <text:a xlink:type="simple" xlink:href="http://www.cals.ncsu.edu/agexed/aee523/worksheet2.html"><text:span text:style-name="Internet_20_link">Web</text:span></text:a> file). Check the <text:a xlink:type="simple" xlink:href="http://www.cals.ncsu.edu/agexed/aee523/Assignments.pdf"><text:span text:style-name="Internet_20_link">Assignment List</text:span></text:a> for due dates. <text:line-break/><draw:frame draw:style-name="fr1" draw:name="graphics17" text:anchor-type="as-char" svg:width="0.2189in" svg:height="0.2189in" draw:z-index="16"><draw:image xlink:href="Pictures/10000200000000150000001511498D96.png" xlink:type="simple" xlink:show="embed" xlink:actuate="onLoad"/></draw:frame>After you finish this lesson go to the <text:a xlink:type="simple" xlink:href="http://courses.forum.ncsu.edu/cgi-bin/netforum/aee523_moore/a/1"><text:span text:style-name="Internet_20_link">course chat room</text:span></text:a> and respond to the statement posted. <text:line-break/><draw:frame draw:style-name="fr1" draw:name="graphics18" text:anchor-type="as-char" svg:width="0.2189in" svg:height="0.2189in" draw:z-index="17"><draw:image xlink:href="Pictures/10000200000000150000001511498D96.png" xlink:type="simple" xlink:show="embed" xlink:actuate="onLoad"/></draw:frame>Start writing your personal Working Philosophy of Adult Education in Agriculture (perform a search on the Internet for examples). </text:p>
            <text:list xml:id="list2909228804226781445" text:style-name="WW8Num6">
              <text:list-item>
                <text:p text:style-name="P26">Be sure to include statements regarding your personal beliefs as to the purpose of adult education, roles of the teacher and learners, teaching methods used in adult education, and practices employed to fully realize an adult education program. </text:p>
              </text:list-item>
              <text:list-item>
                <text:p text:style-name="P28">This assignment is due at the <text:span text:style-name="T13">end of class 4</text:span>. </text:p>
              </text:list-item>
              <text:list-item>
                <text:p text:style-name="P26">Review these selected Philosophy Statement samples (Sample <text:a xlink:type="simple" xlink:href="http://www.cals.ncsu.edu/agexed/aee523/Sample1Philosophy.pdf"><text:span text:style-name="Internet_20_link">#1</text:span></text:a>, <text:soft-page-break/>Sample <text:a xlink:type="simple" xlink:href="http://www.cals.ncsu.edu/agexed/aee523/Sample2Philosophy.pdf"><text:span text:style-name="Internet_20_link">#2</text:span></text:a>, Sample <text:a xlink:type="simple" xlink:href="http://www.cals.ncsu.edu/agexed/aee523/Sample3Philosophy.pdf"><text:span text:style-name="Internet_20_link">#3</text:span></text:a>) from students enrolled during Spring Semester 2001 and 2002. </text:p>
              </text:list-item>
            </text:list>
          </table:table-cell>
        </table:table-row>
      </table:table>
      <text:p text:style-name="P7"><draw:custom-shape text:anchor-type="as-char" draw:z-index="18" draw:style-name="gr1" draw:text-style-name="P36" svg:width="6.5004in" svg:height="0.0106in"><text:p/><draw:enhanced-geometry svg:viewBox="0 0 21600 21600" draw:type="rectangle" draw:enhanced-path="M 0 0 L 21600 0 21600 21600 0 21600 0 0 Z N"/></draw:custom-shape></text:p>
      <text:p text:style-name="P7"><text:a xlink:type="simple" xlink:href="http://www.cals.ncsu.edu/agexed/aee523/index.html"><text:span text:style-name="Internet_20_link"><text:span text:style-name="T14">Return to the Adult Education Home Page</text:span></text:span></text:a></text:p>
      <text:p text:style-name="P35"><text:line-break/></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en" fo:country="US" style:font-name-asian="Times" style:font-family-asian="Times"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4" style:display-name="Heading 4" style:family="paragraph" style:parent-style-name="Standard" style:next-style-name="Standard" style:default-outline-level="4" style:class="text">
      <style:paragraph-properties fo:margin-left="0in" fo:margin-right="0in" fo:text-indent="0.5in" style:auto-text-indent="false" fo:keep-with-next="always"/>
      <style:text-properties fo:color="#000000" style:font-name="Arial Narrow" fo:font-family="'Arial Narrow'" style:font-family-generic="swiss" style:font-pitch="variable" fo:font-size="11pt" fo:font-weight="bold" style:font-size-asian="11pt" style:font-weight-asian="bold" style:font-name-complex="Arial Narrow" style:font-family-complex="'Arial Narrow'" style:font-family-generic-complex="swiss" style:font-pitch-complex="variable"/>
    </style:style>
    <style:style style:name="Normal_20__28_Web_29_" style:display-name="Normal (Web)" style:family="paragraph" style:parent-style-name="Standard">
      <style:paragraph-properties fo:margin-top="0.1945in" fo:margin-bottom="0.1945in" style:contextual-spacing="false"/>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TxBr_5f_t19" style:display-name="TxBr_t19" style:family="paragraph" style:parent-style-name="Standard">
      <style:paragraph-properties style:line-height-at-least="0.1846in" style:text-autospace="none"/>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style>
    <style:style style:name="WW8NumSt2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St3z0" style:family="text">
      <style:text-properties style:font-name="Verdana" fo:font-family="Verdana" style:font-family-generic="swiss" style:font-pitch="variable" fo:font-size="16pt" style:font-size-asian="16pt" style:font-name-complex="Verdana" style:font-family-complex="Verdana" style:font-family-generic-complex="swiss" style:font-pitch-complex="variable"/>
    </style:style>
    <style:style style:name="WW8NumSt4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St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St7z0" style:family="text">
      <style:text-properties style:font-name="Verdana" fo:font-family="Verdana" style:font-family-generic="swiss" style:font-pitch="variable" fo:font-size="14pt" style:font-size-asian="14pt" style:font-name-complex="Verdana" style:font-family-complex="Verdana" style:font-family-generic-complex="swiss" style:font-pitch-complex="variable"/>
    </style:style>
    <style:style style:name="WW8NumSt8z0" style:family="text">
      <style:text-properties style:font-name="Verdana" fo:font-family="Verdana" style:font-family-generic="swiss" style:font-pitch="variable" fo:font-size="14pt" style:font-size-asian="14pt" style:font-name-complex="Verdana" style:font-family-complex="Verdana" style:font-family-generic-complex="swiss" style:font-pitch-complex="variable"/>
    </style:style>
    <style:style style:name="WW8NumSt9z0" style:family="text">
      <style:text-properties style:font-name="Verdana" fo:font-family="Verdana" style:font-family-generic="swiss" style:font-pitch="variable" fo:font-size="12pt" style:font-size-asian="12pt" style:font-name-complex="Verdana" style:font-family-complex="Verdana" style:font-family-generic-complex="swiss"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nt0"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8in" fo:margin-bottom="0.8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opical Outline and Tentative Course Calendar:</dc:title>
    <meta:initial-creator>Dr. G. Steve Atkins</meta:initial-creator>
    <meta:creation-date>2005-08-07T10:11:00</meta:creation-date>
    <dc:creator>Dr. Steve Atkins</dc:creator>
    <dc:date>2005-08-07T19:03:00</dc:date>
    <meta:print-date>2005-08-04T16:57:00</meta:print-date>
    <meta:editing-cycles>3</meta:editing-cycles>
    <meta:editing-duration>PT35M</meta:editing-duration>
    <meta:document-statistic meta:table-count="1" meta:image-count="18" meta:object-count="0" meta:page-count="6" meta:paragraph-count="96" meta:word-count="961" meta:character-count="6378" meta:non-whitespace-character-count="5460"/>
    <meta:generator>LibreOffice/4.1.4.2$Windows_x86 LibreOffice_project/0a0440ccc0227ad9829de5f46be37cfb6edcf72</meta:generator>
  </office:meta>
</office:document-meta>
</file>